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officeooo:paragraph-rsid="0018a434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rial" officeooo:rsid="001bfd9b" officeooo:paragraph-rsid="0018a434" fo:background-color="transparen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officeooo:rsid="0029645f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b7aea"/>
    </style:style>
    <style:style style:name="T5" style:family="text">
      <style:text-properties officeooo:rsid="002161f2"/>
    </style:style>
    <style:style style:name="T6" style:family="text">
      <style:text-properties officeooo:rsid="00330896"/>
    </style:style>
    <style:style style:name="T7" style:family="text">
      <style:text-properties fo:font-size="11pt" officeooo:rsid="001f92f6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611f4" style:font-size-asian="12pt" style:font-size-complex="12pt"/>
    </style:style>
    <style:style style:name="T10" style:family="text">
      <style:text-properties fo:font-size="12pt" officeooo:rsid="001c054d" style:font-size-asian="12pt" style:font-size-complex="12pt"/>
    </style:style>
    <style:style style:name="T11" style:family="text">
      <style:text-properties fo:font-size="12pt" officeooo:rsid="0037c57b" style:font-size-asian="12pt" style:font-size-complex="12pt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officeooo:rsid="0021cb38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<text:text-input text:description="">tool.getCityName()</text:text-input></text:span><text:span text:style-name="T1">, le </text:span><text:span text:style-name="T7"><text:text-input text:description="">tool.formatDate(licence.getLastInquiry().getInvestigationEnd())</text:text-input></text:span></text:p>
      <text:p text:style-name="P13"/>
      <text:p text:style-name="P13"/>
      <text:p text:style-name="P14"><text:span text:style-name="T1">P</text:span>ROCÈS-VERBAL</text:p>
      <text:p text:style-name="P14">DE CLÔTURE D'ENQUÊTE <text:span text:style-name="T6">PUBLIQUE</text:span></text:p>
      <text:p text:style-name="P15"/>
      <text:p text:style-name="P15"/>
      <text:p text:style-name="P16"><office:annotation><dc:creator>bleybaert</dc:creator><dc:date>2018-05-04T10:28:16</dc:date><loext:sender-initials>ble</loext:sender-initials><text:p text:style-name="P17">do text</text:p><text:p text:style-name="P17">from document(at=reference, format='odt')</text:p></office:annotation>import depuis reference.odt</text:p>
      <text:p text:style-name="P15"/>
      <text:p text:style-name="P1"><text:span text:style-name="T8">L’an deux mille </text:span><text:span text:style-name="T9">VINGT-</text:span><text:span text:style-name="T11">DEUX</text:span><text:span text:style-name="T8">, </text:span><text:span text:style-name="T13"><text:text-input text:description="">event_view.display_date('investigationEnd',custom_format='%d')</text:text-input></text:span><text:span text:style-name="T8"><text:s/>du mois de </text:span><text:span text:style-name="T12"><text:text-input text:description="">event_view.display_date('investigationEnd',custom_format='%B')</text:text-input></text:span><text:span text:style-name="T8">, à onze heures, NOUS, Bourgmestre de la Commune de </text:span><text:span text:style-name="T12"><text:text-input text:description="">tool.getCityName()</text:text-input></text:span><text:span text:style-name="T8">, délégué par le Collège Communal, à l’effet de </text:span><text:span text:style-name="T10">procéder à</text:span><text:span text:style-name="T8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0"/>
      <text:p text:style-name="P10">en vue d’exécuter sur un terrain sis : </text:p>
      <text:p text:style-name="P10"/>
      <text:p text:style-name="P11"><text:text-input text:description="">self.getWorkLocationSignaletic()</text:text-input></text:p>
      <text:p text:style-name="P10">cadastré : <text:span text:style-name="T3"><text:text-input text:description="">licence_view.get_parcels()</text:text-input></text:span></text:p>
      <text:p text:style-name="P11"/>
      <text:p text:style-name="P10">des travaux ayant les caractéristiques ci-après : </text:p>
      <text:p text:style-name="P10"><text:span text:style-name="T3">- </text:span><text:span text:style-name="T3"><text:text-input text:description="">self.getLicenceSubject()</text:text-input></text:span></text:p>
      <text:p text:style-name="P10"/>
      <text:section text:style-name="Sect1" text:name="hasNoClaimants">
        <text:p text:style-name="P2"><office:annotation><dc:creator>bleybaert</dc:creator><dc:date>2018-05-04T11:11:21</dc:date><loext:sender-initials>ble</loext:sender-initials><text:p text:style-name="P17">do section- if not len(licence_helper.getLastInquiry().getClaimants()) &gt; 0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3"><office:annotation><dc:creator>bleybaert</dc:creator><dc:date>2018-05-04T11:12:53</dc:date><loext:sender-initials>ble</loext:sender-initials><text:p text:style-name="P17">do section- if (licence_helper.getLastInquiry().getClaimants()) &gt; 0</text:p></office:annotation>NOUS sommes rendus à la Maison Communale ou étant et ayant attendu jusqu'à l'heure de midi, des réclamations nous sont parvenues <text:span text:style-name="T4">de </text:span>:</text:p>
        <text:p text:style-name="P4"><text:span text:style-name="T5"><office:annotation><dc:creator>bleybaert</dc:creator><dc:date>2018-05-04T11:16:28</dc:date><loext:sender-initials>ble</loext:sender-initials><text:p text:style-name="P17">do text for claimant in licence_helper.getLastInquiry().getClaimants()</text:p></office:annotation></text:span><text:span text:style-name="T5">- </text:span><text:span text:style-name="T5"><text:text-input text:description="">claimant.getPersonTitleValue()</text:text-input></text:span><text:span text:style-name="T5"><text:s/></text:span><text:span text:style-name="T5"><text:text-input text:description="">claimant.getName1()</text:text-input></text:span><text:span text:style-name="T5"><text:s/></text:span><text:span text:style-name="T5"><text:text-input text:description="">claimant.getName2()</text:text-input></text:span><text:span text:style-name="T5"><text:s/>domicilié </text:span><text:span text:style-name="T5"><text:text-input text:description="">claimant.getStreet()</text:text-input></text:span><text:span text:style-name="T5"><text:s/></text:span><text:span text:style-name="T5"><text:text-input text:description="">claimant.getNumber()</text:text-input></text:span><text:span text:style-name="T5">, </text:span><text:span text:style-name="T5"><text:text-input text:description="">claimant.getZipcode()</text:text-input></text:span><text:span text:style-name="T5"><text:s/></text:span><text:span text:style-name="T5"><text:text-input text:description="">claimant.getCity()</text:text-input></text:span><text:span text:style-name="T5">.</text:span></text:p>
      </text:section>
      <text:p text:style-name="P5"/>
      <text:p text:style-name="P5"><text:span text:style-name="T2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do text</text:p><text:p text:style-name="P17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4T09:57:37.425178281</meta:creation-date>
    <dc:date>2022-08-08T10:56:26.028141869</dc:date>
    <meta:editing-duration>PT1H53M54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84" meta:character-count="1332" meta:non-whitespace-character-count="1198"/>
  </office:meta>
</office:document-meta>
</file>